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c18c" officeooo:paragraph-rsid="0006c18c"/>
    </style:style>
    <style:style style:name="T1" style:family="text">
      <style:text-properties officeooo:rsid="000804af"/>
    </style:style>
    <style:style style:name="T2" style:family="text">
      <style:text-properties officeooo:rsid="000915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e séance <text:span text:style-name="T2">7</text:span> Ombéline : </text:p>
      <text:p text:style-name="P1"/>
      <text:p text:style-name="P1">Aujourd’hui, nous avons encore ressouder des LED qui étaient décollées sur les faces puis j’ai <text:span text:style-name="T1">dessouder</text:span> les faces du cube du groupe de l’année dernière pour q<text:span text:style-name="T1">u</text:span>’on <text:span text:style-name="T1">récupère</text:span> les LED. Pendant que Jeanne les <text:span text:style-name="T1">testait</text:span>, j’ai commencé à souder les LED qui fonctionnaient. A ce stade, nous pensons que nous allons faire 5 faces, donc le cube sera en fait un rectangle.</text:p>
      <text:p text:style-name="P1"/>
      <text:p text:style-name="P1">J’ai ensuite passé le reste de l’heure a essayé de faire fonctionner le programme final d’affichage de l’heure courante sur le cube mais je n’y arrive toujours pas. Je vais donc essayer chez moi <text:span text:style-name="T1">de trouver un autre moyen d’afficher l’heure sans utiliser la fonction now() car peut être que le problème vient de là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4:14:43.276487863</meta:creation-date>
    <dc:date>2019-03-04T14:22:09.062322882</dc:date>
    <meta:editing-duration>PT6M1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123" meta:character-count="706" meta:non-whitespace-character-count="584"/>
  </office:meta>
</office:document-meta>
</file>